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03cm" svg:stroke-color="#808080" draw:stroke-linejoin="miter" svg:stroke-linecap="butt" draw:fill="none" fo:padding-top="0.001cm" fo:padding-bottom="0.001cm" fo:padding-left="0.001cm" fo:padding-right="0.001cm"/>
    </style:style>
    <style:style style:name="gr12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1" style:family="paragraph">
      <loext:graphic-properties draw:fill="none"/>
    </style:style>
    <style:style style:name="T1" style:family="text">
      <style:text-properties fo:color="#000000" loext:opacity="100%" style:font-name="Arial1" fo:font-size="20pt" fo:font-weight="normal" style:font-size-asian="20pt" style:font-weight-asian="normal" style:font-name-complex="Arial1" style:font-size-complex="20pt" style:font-weight-complex="normal"/>
    </style:style>
    <style:style style:name="T2" style:family="text">
      <style:text-properties fo:color="#000000" loext:opacity="100%" style:font-name="Arial1" fo:font-size="14pt" fo:font-weight="normal" style:font-size-asian="14pt" style:font-weight-asian="normal" style:font-name-complex="Arial1" style:font-size-complex="14pt" style:font-weight-complex="normal"/>
    </style:style>
    <style:style style:name="T3" style:family="text">
      <style:text-properties fo:color="#000000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T4" style:family="text">
      <style:text-properties fo:color="#000000" loext:opacity="100%" style:font-name="Arial1" fo:font-size="12pt" fo:font-weight="900" style:font-size-asian="12pt" style:font-weight-asian="900" style:font-name-complex="Arial1" style:font-size-complex="12pt" style:font-weight-complex="900"/>
    </style:style>
    <style:style style:name="T5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6" style:family="text">
      <style:text-properties fo:color="#000000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7" style:family="text">
      <style:text-properties fo:color="#000000" loext:opacity="100%" style:font-name="Arial1" fo:font-size="16pt" fo:font-weight="bold" style:font-size-asian="16pt" style:font-weight-asian="bold" style:font-name-complex="Arial1" style:font-size-complex="16pt" style:font-weight-complex="bold"/>
    </style:style>
    <style:style style:name="T8" style:family="text">
      <style:text-properties fo:color="#000000" loext:opacity="100%" style:font-name="Wingdings" fo:font-size="11pt" fo:font-weight="normal" style:font-size-asian="11pt" style:font-weight-asian="normal" style:font-name-complex="Wingdings" style:font-size-complex="11pt" style:font-weight-complex="normal"/>
    </style:style>
    <style:style style:name="T9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10" style:family="text"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T11" style:family="text">
      <style:text-properties fo:color="#000000" loext:opacity="100%" style:font-name="Arial1" fo:font-size="9pt" fo:font-style="italic" fo:font-weight="bold" style:font-size-asian="9pt" style:font-style-asian="italic" style:font-weight-asian="bold" style:font-name-complex="Arial1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6">
        <draw:frame draw:style-name="gr1" draw:text-style-name="P2" draw:layer="layout" svg:width="8.168cm" svg:height="0.788cm" svg:x="2.004cm" svg:y="2.003cm">
          <draw:text-box>
            <text:p text:style-name="P1"><text:span text:style-name="T1">CPSC <text:s/>386 Project <text:s/>Four, </text:span></text:p>
          </draw:text-box>
        </draw:frame>
        <draw:frame draw:style-name="gr2" draw:text-style-name="P3" draw:layer="layout" svg:width="5.937cm" svg:height="0.556cm" svg:x="9.924cm" svg:y="2.194cm">
          <draw:text-box>
            <text:p text:style-name="P1"><text:span text:style-name="T2">due Saturday, 22 Oct 2022</text:span></text:p>
          </draw:text-box>
        </draw:frame>
        <draw:frame draw:style-name="gr3" draw:text-style-name="P4" draw:layer="layout" svg:width="2.123cm" svg:height="0.433cm" svg:x="2.004cm" svg:y="3.44cm">
          <draw:text-box>
            <text:p text:style-name="P1"><text:span text:style-name="T3">Your <text:s/>name</text:span></text:p>
          </draw:text-box>
        </draw:frame>
        <draw:frame draw:style-name="gr4" draw:text-style-name="P5" draw:layer="layout" svg:width="0.422cm" svg:height="0.475cm" svg:x="4.009cm" svg:y="3.40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076cm" svg:height="0.433cm" svg:x="4.212cm" svg:y="3.44cm">
          <draw:text-box>
            <text:p text:style-name="P1"><text:span text:style-name="T5">Loc Nguyen</text:span></text:p>
          </draw:text-box>
        </draw:frame>
        <draw:frame draw:style-name="gr5" draw:text-style-name="P6" draw:layer="layout" svg:width="17.016cm" svg:height="0.395cm" svg:x="2.004cm" svg:y="4.555cm">
          <draw:text-box>
            <text:p text:style-name="P1"><text:span text:style-name="T6">Verify each of the following items and place a checkmark in the correct column. Each item incorrectly marked </text:span></text:p>
          </draw:text-box>
        </draw:frame>
        <draw:polygon draw:style-name="gr6" draw:text-style-name="P7" draw:layer="layout" svg:width="2.879cm" svg:height="0.038cm" svg:x="1.982cm" svg:y="7.379cm" svg:viewBox="0 0 2880 39" draw:points="2859,18 2841,39 39,39 18,18 0,0 2880,0">
          <text:p/>
        </draw:polygon>
        <draw:polygon draw:style-name="gr6" draw:text-style-name="P7" draw:layer="layout" svg:width="2.857cm" svg:height="0.038cm" svg:x="4.822cm" svg:y="7.379cm" svg:viewBox="0 0 2858 39" draw:points="2837,18 2820,39 39,39 18,18 0,0 2858,0">
          <text:p/>
        </draw:polygon>
        <draw:polygon draw:style-name="gr6" draw:text-style-name="P7" draw:layer="layout" svg:width="11.938cm" svg:height="0.038cm" svg:x="7.641cm" svg:y="7.379cm" svg:viewBox="0 0 11939 39" draw:points="11918,18 11900,39 38,39 17,18 0,0 11939,0">
          <text:p/>
        </draw:polygon>
        <draw:polygon draw:style-name="gr6" draw:text-style-name="P7" draw:layer="layout" svg:width="2.84cm" svg:height="0.039cm" svg:x="2cm" svg:y="8.747cm" svg:viewBox="0 0 2841 40" draw:points="2841,19 2823,40 21,40 0,19 21,0 2823,0">
          <text:p/>
        </draw:polygon>
        <draw:polygon draw:style-name="gr6" draw:text-style-name="P7" draw:layer="layout" svg:width="2.818cm" svg:height="0.039cm" svg:x="4.84cm" svg:y="8.747cm" svg:viewBox="0 0 2819 40" draw:points="2819,19 2802,40 21,40 0,19 21,0 2802,0">
          <text:p/>
        </draw:polygon>
        <draw:polygon draw:style-name="gr6" draw:text-style-name="P7" draw:layer="layout" svg:width="11.9cm" svg:height="0.039cm" svg:x="7.658cm" svg:y="8.747cm" svg:viewBox="0 0 11901 40" draw:points="11901,19 11883,40 21,40 0,19 21,0 11883,0">
          <text:p/>
        </draw:polygon>
        <draw:polygon draw:style-name="gr6" draw:text-style-name="P7" draw:layer="layout" svg:width="2.84cm" svg:height="0.039cm" svg:x="2cm" svg:y="9.94cm" svg:viewBox="0 0 2841 40" draw:points="2841,17 2823,40 21,40 0,17 21,0 2823,0">
          <text:p/>
        </draw:polygon>
        <draw:polygon draw:style-name="gr6" draw:text-style-name="P7" draw:layer="layout" svg:width="2.818cm" svg:height="0.039cm" svg:x="4.84cm" svg:y="9.94cm" svg:viewBox="0 0 2819 40" draw:points="2819,17 2802,40 21,40 0,17 21,0 2802,0">
          <text:p/>
        </draw:polygon>
        <draw:polygon draw:style-name="gr6" draw:text-style-name="P7" draw:layer="layout" svg:width="11.9cm" svg:height="0.039cm" svg:x="7.658cm" svg:y="9.94cm" svg:viewBox="0 0 11901 40" draw:points="11901,17 11883,40 21,40 0,17 21,0 11883,0">
          <text:p/>
        </draw:polygon>
        <draw:polygon draw:style-name="gr6" draw:text-style-name="P7" draw:layer="layout" svg:width="2.84cm" svg:height="0.039cm" svg:x="2cm" svg:y="10.758cm" svg:viewBox="0 0 2841 40" draw:points="2841,19 2823,40 21,40 0,19 21,0 2823,0">
          <text:p/>
        </draw:polygon>
        <draw:polygon draw:style-name="gr6" draw:text-style-name="P7" draw:layer="layout" svg:width="2.818cm" svg:height="0.039cm" svg:x="4.84cm" svg:y="10.758cm" svg:viewBox="0 0 2819 40" draw:points="2819,19 2802,40 21,40 0,19 21,0 2802,0">
          <text:p/>
        </draw:polygon>
        <draw:polygon draw:style-name="gr6" draw:text-style-name="P7" draw:layer="layout" svg:width="11.9cm" svg:height="0.039cm" svg:x="7.658cm" svg:y="10.758cm" svg:viewBox="0 0 11901 40" draw:points="11901,19 11883,40 21,40 0,19 21,0 11883,0">
          <text:p/>
        </draw:polygon>
        <draw:polygon draw:style-name="gr6" draw:text-style-name="P7" draw:layer="layout" svg:width="2.84cm" svg:height="0.038cm" svg:x="2cm" svg:y="11.577cm" svg:viewBox="0 0 2841 39" draw:points="2841,17 2823,39 21,39 0,17 21,0 2823,0">
          <text:p/>
        </draw:polygon>
        <draw:polygon draw:style-name="gr6" draw:text-style-name="P7" draw:layer="layout" svg:width="2.818cm" svg:height="0.038cm" svg:x="4.84cm" svg:y="11.577cm" svg:viewBox="0 0 2819 39" draw:points="2819,17 2802,39 21,39 0,17 21,0 2802,0">
          <text:p/>
        </draw:polygon>
        <draw:polygon draw:style-name="gr6" draw:text-style-name="P7" draw:layer="layout" svg:width="11.9cm" svg:height="0.038cm" svg:x="7.658cm" svg:y="11.577cm" svg:viewBox="0 0 11901 39" draw:points="11901,17 11883,39 21,39 0,17 21,0 11883,0">
          <text:p/>
        </draw:polygon>
        <draw:polygon draw:style-name="gr6" draw:text-style-name="P7" draw:layer="layout" svg:width="2.84cm" svg:height="0.039cm" svg:x="2cm" svg:y="12.395cm" svg:viewBox="0 0 2841 40" draw:points="2841,19 2823,40 21,40 0,19 21,0 2823,0">
          <text:p/>
        </draw:polygon>
        <draw:polygon draw:style-name="gr6" draw:text-style-name="P7" draw:layer="layout" svg:width="2.818cm" svg:height="0.039cm" svg:x="4.84cm" svg:y="12.395cm" svg:viewBox="0 0 2819 40" draw:points="2819,19 2802,40 21,40 0,19 21,0 2802,0">
          <text:p/>
        </draw:polygon>
        <draw:polygon draw:style-name="gr6" draw:text-style-name="P7" draw:layer="layout" svg:width="11.9cm" svg:height="0.039cm" svg:x="7.658cm" svg:y="12.395cm" svg:viewBox="0 0 11901 40" draw:points="11901,19 11883,40 21,40 0,19 21,0 11883,0">
          <text:p/>
        </draw:polygon>
        <draw:polygon draw:style-name="gr6" draw:text-style-name="P7" draw:layer="layout" svg:width="2.84cm" svg:height="0.04cm" svg:x="2cm" svg:y="13.584cm" svg:viewBox="0 0 2841 41" draw:points="2841,19 2823,41 21,41 0,19 21,0 2823,0">
          <text:p/>
        </draw:polygon>
        <draw:polygon draw:style-name="gr6" draw:text-style-name="P7" draw:layer="layout" svg:width="2.818cm" svg:height="0.04cm" svg:x="4.84cm" svg:y="13.584cm" svg:viewBox="0 0 2819 41" draw:points="2819,19 2802,41 21,41 0,19 21,0 2802,0">
          <text:p/>
        </draw:polygon>
        <draw:polygon draw:style-name="gr6" draw:text-style-name="P7" draw:layer="layout" svg:width="11.9cm" svg:height="0.04cm" svg:x="7.658cm" svg:y="13.584cm" svg:viewBox="0 0 11901 41" draw:points="11901,19 11883,41 21,41 0,19 21,0 11883,0">
          <text:p/>
        </draw:polygon>
        <draw:polygon draw:style-name="gr6" draw:text-style-name="P7" draw:layer="layout" svg:width="2.84cm" svg:height="0.039cm" svg:x="2cm" svg:y="14.776cm" svg:viewBox="0 0 2841 40" draw:points="2841,18 2823,40 21,40 0,18 21,0 2823,0">
          <text:p/>
        </draw:polygon>
        <draw:polygon draw:style-name="gr6" draw:text-style-name="P7" draw:layer="layout" svg:width="2.818cm" svg:height="0.039cm" svg:x="4.84cm" svg:y="14.776cm" svg:viewBox="0 0 2819 40" draw:points="2819,18 2802,40 21,40 0,18 21,0 2802,0">
          <text:p/>
        </draw:polygon>
        <draw:polygon draw:style-name="gr6" draw:text-style-name="P7" draw:layer="layout" svg:width="11.9cm" svg:height="0.039cm" svg:x="7.658cm" svg:y="14.776cm" svg:viewBox="0 0 11901 40" draw:points="11901,18 11883,40 21,40 0,18 21,0 11883,0">
          <text:p/>
        </draw:polygon>
        <draw:polygon draw:style-name="gr6" draw:text-style-name="P7" draw:layer="layout" svg:width="2.84cm" svg:height="0.039cm" svg:x="2cm" svg:y="15.965cm" svg:viewBox="0 0 2841 40" draw:points="2841,19 2823,40 21,40 0,19 21,0 2823,0">
          <text:p/>
        </draw:polygon>
        <draw:polygon draw:style-name="gr6" draw:text-style-name="P7" draw:layer="layout" svg:width="2.818cm" svg:height="0.039cm" svg:x="4.84cm" svg:y="15.965cm" svg:viewBox="0 0 2819 40" draw:points="2819,19 2802,40 21,40 0,19 21,0 2802,0">
          <text:p/>
        </draw:polygon>
        <draw:polygon draw:style-name="gr6" draw:text-style-name="P7" draw:layer="layout" svg:width="11.9cm" svg:height="0.039cm" svg:x="7.658cm" svg:y="15.965cm" svg:viewBox="0 0 11901 40" draw:points="11901,19 11883,40 21,40 0,19 21,0 11883,0">
          <text:p/>
        </draw:polygon>
        <draw:polygon draw:style-name="gr6" draw:text-style-name="P7" draw:layer="layout" svg:width="2.84cm" svg:height="0.038cm" svg:x="2cm" svg:y="16.784cm" svg:viewBox="0 0 2841 39" draw:points="2841,17 2823,39 21,39 0,17 21,0 2823,0">
          <text:p/>
        </draw:polygon>
        <draw:polygon draw:style-name="gr6" draw:text-style-name="P7" draw:layer="layout" svg:width="2.818cm" svg:height="0.038cm" svg:x="4.84cm" svg:y="16.784cm" svg:viewBox="0 0 2819 39" draw:points="2819,17 2802,39 21,39 0,17 21,0 2802,0">
          <text:p/>
        </draw:polygon>
        <draw:polygon draw:style-name="gr6" draw:text-style-name="P7" draw:layer="layout" svg:width="11.9cm" svg:height="0.038cm" svg:x="7.658cm" svg:y="16.784cm" svg:viewBox="0 0 11901 39" draw:points="11901,17 11883,39 21,39 0,17 21,0 11883,0">
          <text:p/>
        </draw:polygon>
        <draw:polygon draw:style-name="gr6" draw:text-style-name="P7" draw:layer="layout" svg:width="2.84cm" svg:height="0.039cm" svg:x="2cm" svg:y="17.976cm" svg:viewBox="0 0 2841 40" draw:points="2841,19 2823,40 21,40 0,19 21,0 2823,0">
          <text:p/>
        </draw:polygon>
        <draw:polygon draw:style-name="gr6" draw:text-style-name="P7" draw:layer="layout" svg:width="2.818cm" svg:height="0.039cm" svg:x="4.84cm" svg:y="17.976cm" svg:viewBox="0 0 2819 40" draw:points="2819,19 2802,40 21,40 0,19 21,0 2802,0">
          <text:p/>
        </draw:polygon>
        <draw:polygon draw:style-name="gr6" draw:text-style-name="P7" draw:layer="layout" svg:width="11.9cm" svg:height="0.039cm" svg:x="7.658cm" svg:y="17.976cm" svg:viewBox="0 0 11901 40" draw:points="11901,19 11883,40 21,40 0,19 21,0 11883,0">
          <text:p/>
        </draw:polygon>
        <draw:polygon draw:style-name="gr6" draw:text-style-name="P7" draw:layer="layout" svg:width="2.84cm" svg:height="0.039cm" svg:x="2cm" svg:y="18.794cm" svg:viewBox="0 0 2841 40" draw:points="2841,18 2823,40 21,40 0,18 21,0 2823,0">
          <text:p/>
        </draw:polygon>
        <draw:polygon draw:style-name="gr6" draw:text-style-name="P7" draw:layer="layout" svg:width="2.818cm" svg:height="0.039cm" svg:x="4.84cm" svg:y="18.794cm" svg:viewBox="0 0 2819 40" draw:points="2819,18 2802,40 21,40 0,18 21,0 2802,0">
          <text:p/>
        </draw:polygon>
        <draw:polygon draw:style-name="gr6" draw:text-style-name="P7" draw:layer="layout" svg:width="11.9cm" svg:height="0.039cm" svg:x="7.658cm" svg:y="18.794cm" svg:viewBox="0 0 11901 40" draw:points="11901,18 11883,40 21,40 0,18 21,0 11883,0">
          <text:p/>
        </draw:polygon>
        <draw:polygon draw:style-name="gr6" draw:text-style-name="P7" draw:layer="layout" svg:width="2.84cm" svg:height="0.039cm" svg:x="2cm" svg:y="19.613cm" svg:viewBox="0 0 2841 40" draw:points="2841,19 2823,40 21,40 0,19 21,0 2823,0">
          <text:p/>
        </draw:polygon>
        <draw:polygon draw:style-name="gr6" draw:text-style-name="P7" draw:layer="layout" svg:width="2.818cm" svg:height="0.039cm" svg:x="4.84cm" svg:y="19.613cm" svg:viewBox="0 0 2819 40" draw:points="2819,19 2802,40 21,40 0,19 21,0 2802,0">
          <text:p/>
        </draw:polygon>
        <draw:polygon draw:style-name="gr6" draw:text-style-name="P7" draw:layer="layout" svg:width="11.9cm" svg:height="0.039cm" svg:x="7.658cm" svg:y="19.613cm" svg:viewBox="0 0 11901 40" draw:points="11901,19 11883,40 21,40 0,19 21,0 11883,0">
          <text:p/>
        </draw:polygon>
        <draw:polygon draw:style-name="gr6" draw:text-style-name="P7" draw:layer="layout" svg:width="2.84cm" svg:height="0.039cm" svg:x="2cm" svg:y="20.431cm" svg:viewBox="0 0 2841 40" draw:points="2841,18 2823,40 21,40 0,18 21,0 2823,0">
          <text:p/>
        </draw:polygon>
        <draw:polygon draw:style-name="gr6" draw:text-style-name="P7" draw:layer="layout" svg:width="2.818cm" svg:height="0.039cm" svg:x="4.84cm" svg:y="20.431cm" svg:viewBox="0 0 2819 40" draw:points="2819,18 2802,40 21,40 0,18 21,0 2802,0">
          <text:p/>
        </draw:polygon>
        <draw:polygon draw:style-name="gr6" draw:text-style-name="P7" draw:layer="layout" svg:width="11.9cm" svg:height="0.039cm" svg:x="7.658cm" svg:y="20.431cm" svg:viewBox="0 0 11901 40" draw:points="11901,18 11883,40 21,40 0,18 21,0 11883,0">
          <text:p/>
        </draw:polygon>
        <draw:polygon draw:style-name="gr6" draw:text-style-name="P7" draw:layer="layout" svg:width="2.879cm" svg:height="0.039cm" svg:x="1.982cm" svg:y="21.62cm" svg:viewBox="0 0 2880 40" draw:points="2859,18 2880,40 0,40 18,18 39,0 2841,0">
          <text:p/>
        </draw:polygon>
        <draw:polygon draw:style-name="gr6" draw:text-style-name="P7" draw:layer="layout" svg:width="2.857cm" svg:height="0.039cm" svg:x="4.822cm" svg:y="21.62cm" svg:viewBox="0 0 2858 40" draw:points="2837,18 2858,40 0,40 18,18 39,0 2820,0">
          <text:p/>
        </draw:polygon>
        <draw:polygon draw:style-name="gr6" draw:text-style-name="P7" draw:layer="layout" svg:width="11.938cm" svg:height="0.039cm" svg:x="7.641cm" svg:y="21.62cm" svg:viewBox="0 0 11939 40" draw:points="11918,18 11939,40 0,40 17,18 38,0 11900,0">
          <text:p/>
        </draw:polygon>
        <draw:polygon draw:style-name="gr6" draw:text-style-name="P7" draw:layer="layout" svg:width="0.039cm" svg:height="1.407cm" svg:x="1.982cm" svg:y="7.379cm" svg:viewBox="0 0 40 1408" draw:points="19,17 40,38 40,1369 19,1387 0,1408 0,0">
          <text:p/>
        </draw:polygon>
        <draw:polygon draw:style-name="gr6" draw:text-style-name="P7" draw:layer="layout" svg:width="0.039cm" svg:height="1.232cm" svg:x="1.982cm" svg:y="8.747cm" svg:viewBox="0 0 40 1233" draw:points="19,18 40,39 40,1194 19,1211 0,1233 0,0">
          <text:p/>
        </draw:polygon>
        <draw:polygon draw:style-name="gr6" draw:text-style-name="P7" draw:layer="layout" svg:width="0.039cm" svg:height="0.857cm" svg:x="1.982cm" svg:y="9.94cm" svg:viewBox="0 0 40 858" draw:points="19,17 40,39 40,819 19,837 0,858 0,0">
          <text:p/>
        </draw:polygon>
        <draw:polygon draw:style-name="gr6" draw:text-style-name="P7" draw:layer="layout" svg:width="0.039cm" svg:height="0.857cm" svg:x="1.982cm" svg:y="10.758cm" svg:viewBox="0 0 40 858" draw:points="19,18 40,39 40,820 19,837 0,858 0,0">
          <text:p/>
        </draw:polygon>
        <draw:polygon draw:style-name="gr6" draw:text-style-name="P7" draw:layer="layout" svg:width="0.039cm" svg:height="0.857cm" svg:x="1.982cm" svg:y="11.577cm" svg:viewBox="0 0 40 858" draw:points="19,17 40,38 40,818 19,836 0,858 0,0">
          <text:p/>
        </draw:polygon>
        <draw:polygon draw:style-name="gr6" draw:text-style-name="P7" draw:layer="layout" svg:width="0.039cm" svg:height="1.228cm" svg:x="1.982cm" svg:y="12.395cm" svg:viewBox="0 0 40 1229" draw:points="19,18 40,39 40,1190 19,1208 0,1229 0,0">
          <text:p/>
        </draw:polygon>
        <draw:polygon draw:style-name="gr6" draw:text-style-name="P7" draw:layer="layout" svg:width="0.039cm" svg:height="1.231cm" svg:x="1.982cm" svg:y="13.584cm" svg:viewBox="0 0 40 1232" draw:points="19,18 40,39 40,1193 19,1211 0,1232 0,0">
          <text:p/>
        </draw:polygon>
        <draw:polygon draw:style-name="gr6" draw:text-style-name="P7" draw:layer="layout" svg:width="0.039cm" svg:height="1.228cm" svg:x="1.982cm" svg:y="14.776cm" svg:viewBox="0 0 40 1229" draw:points="19,18 40,39 40,1190 19,1208 0,1229 0,0">
          <text:p/>
        </draw:polygon>
        <draw:polygon draw:style-name="gr6" draw:text-style-name="P7" draw:layer="layout" svg:width="0.039cm" svg:height="0.857cm" svg:x="1.982cm" svg:y="15.965cm" svg:viewBox="0 0 40 858" draw:points="19,18 40,39 40,820 19,837 0,858 0,0">
          <text:p/>
        </draw:polygon>
        <draw:polygon draw:style-name="gr6" draw:text-style-name="P7" draw:layer="layout" svg:width="0.039cm" svg:height="1.231cm" svg:x="1.982cm" svg:y="16.784cm" svg:viewBox="0 0 40 1232" draw:points="19,17 40,38 40,1193 19,1211 0,1232 0,0">
          <text:p/>
        </draw:polygon>
        <draw:polygon draw:style-name="gr6" draw:text-style-name="P7" draw:layer="layout" svg:width="0.039cm" svg:height="0.857cm" svg:x="1.982cm" svg:y="17.976cm" svg:viewBox="0 0 40 858" draw:points="19,18 40,39 40,819 19,837 0,858 0,0">
          <text:p/>
        </draw:polygon>
        <draw:polygon draw:style-name="gr6" draw:text-style-name="P7" draw:layer="layout" svg:width="0.039cm" svg:height="0.858cm" svg:x="1.982cm" svg:y="18.794cm" svg:viewBox="0 0 40 859" draw:points="19,18 40,39 40,820 19,838 0,859 0,0">
          <text:p/>
        </draw:polygon>
        <draw:polygon draw:style-name="gr6" draw:text-style-name="P7" draw:layer="layout" svg:width="0.039cm" svg:height="0.857cm" svg:x="1.982cm" svg:y="19.613cm" svg:viewBox="0 0 40 858" draw:points="19,18 40,39 40,819 19,837 0,858 0,0">
          <text:p/>
        </draw:polygon>
        <draw:polygon draw:style-name="gr6" draw:text-style-name="P7" draw:layer="layout" svg:width="0.039cm" svg:height="1.228cm" svg:x="1.982cm" svg:y="20.431cm" svg:viewBox="0 0 40 1229" draw:points="19,18 40,39 40,1190 19,1208 0,1229 0,0">
          <text:p/>
        </draw:polygon>
        <draw:polygon draw:style-name="gr6" draw:text-style-name="P7" draw:layer="layout" svg:width="0.039cm" svg:height="1.369cm" svg:x="4.822cm" svg:y="7.396cm" svg:viewBox="0 0 40 1370" draw:points="18,0 40,21 40,1352 18,1370 0,1352 0,21">
          <text:p/>
        </draw:polygon>
        <draw:polygon draw:style-name="gr6" draw:text-style-name="P7" draw:layer="layout" svg:width="0.039cm" svg:height="1.192cm" svg:x="4.822cm" svg:y="8.765cm" svg:viewBox="0 0 40 1193" draw:points="18,0 40,21 40,1176 18,1193 0,1176 0,21">
          <text:p/>
        </draw:polygon>
        <draw:polygon draw:style-name="gr6" draw:text-style-name="P7" draw:layer="layout" svg:width="0.039cm" svg:height="0.819cm" svg:x="4.822cm" svg:y="9.957cm" svg:viewBox="0 0 40 820" draw:points="18,0 40,22 40,802 18,820 0,802 0,22">
          <text:p/>
        </draw:polygon>
        <draw:polygon draw:style-name="gr6" draw:text-style-name="P7" draw:layer="layout" svg:width="0.039cm" svg:height="0.818cm" svg:x="4.822cm" svg:y="10.776cm" svg:viewBox="0 0 40 819" draw:points="18,0 40,21 40,802 18,819 0,802 0,21">
          <text:p/>
        </draw:polygon>
        <draw:polygon draw:style-name="gr6" draw:text-style-name="P7" draw:layer="layout" svg:width="0.039cm" svg:height="0.819cm" svg:x="4.822cm" svg:y="11.594cm" svg:viewBox="0 0 40 820" draw:points="18,0 40,21 40,802 18,820 0,802 0,21">
          <text:p/>
        </draw:polygon>
        <draw:polygon draw:style-name="gr6" draw:text-style-name="P7" draw:layer="layout" svg:width="0.039cm" svg:height="1.189cm" svg:x="4.822cm" svg:y="12.413cm" svg:viewBox="0 0 40 1190" draw:points="18,0 40,21 40,1172 18,1190 0,1172 0,21">
          <text:p/>
        </draw:polygon>
        <draw:polygon draw:style-name="gr6" draw:text-style-name="P7" draw:layer="layout" svg:width="0.039cm" svg:height="1.192cm" svg:x="4.822cm" svg:y="13.602cm" svg:viewBox="0 0 40 1193" draw:points="18,0 40,21 40,1175 18,1193 0,1175 0,21">
          <text:p/>
        </draw:polygon>
        <draw:polygon draw:style-name="gr6" draw:text-style-name="P7" draw:layer="layout" svg:width="0.039cm" svg:height="1.189cm" svg:x="4.822cm" svg:y="14.794cm" svg:viewBox="0 0 40 1190" draw:points="18,0 40,21 40,1172 18,1190 0,1172 0,21">
          <text:p/>
        </draw:polygon>
        <draw:polygon draw:style-name="gr6" draw:text-style-name="P7" draw:layer="layout" svg:width="0.039cm" svg:height="0.818cm" svg:x="4.822cm" svg:y="15.983cm" svg:viewBox="0 0 40 819" draw:points="18,0 40,21 40,802 18,819 0,802 0,21">
          <text:p/>
        </draw:polygon>
        <draw:polygon draw:style-name="gr6" draw:text-style-name="P7" draw:layer="layout" svg:width="0.039cm" svg:height="1.193cm" svg:x="4.822cm" svg:y="16.801cm" svg:viewBox="0 0 40 1194" draw:points="18,0 40,21 40,1176 18,1194 0,1176 0,21">
          <text:p/>
        </draw:polygon>
        <draw:polygon draw:style-name="gr6" draw:text-style-name="P7" draw:layer="layout" svg:width="0.039cm" svg:height="0.818cm" svg:x="4.822cm" svg:y="17.994cm" svg:viewBox="0 0 40 819" draw:points="18,0 40,21 40,801 18,819 0,801 0,21">
          <text:p/>
        </draw:polygon>
        <draw:polygon draw:style-name="gr6" draw:text-style-name="P7" draw:layer="layout" svg:width="0.039cm" svg:height="0.819cm" svg:x="4.822cm" svg:y="18.812cm" svg:viewBox="0 0 40 820" draw:points="18,0 40,21 40,802 18,820 0,802 0,21">
          <text:p/>
        </draw:polygon>
        <draw:polygon draw:style-name="gr6" draw:text-style-name="P7" draw:layer="layout" svg:width="0.039cm" svg:height="0.818cm" svg:x="4.822cm" svg:y="19.631cm" svg:viewBox="0 0 40 819" draw:points="18,0 40,21 40,801 18,819 0,801 0,21">
          <text:p/>
        </draw:polygon>
        <draw:polygon draw:style-name="gr6" draw:text-style-name="P7" draw:layer="layout" svg:width="0.039cm" svg:height="1.189cm" svg:x="4.822cm" svg:y="20.449cm" svg:viewBox="0 0 40 1190" draw:points="18,0 40,21 40,1172 18,1190 0,1172 0,21">
          <text:p/>
        </draw:polygon>
        <draw:polygon draw:style-name="gr6" draw:text-style-name="P7" draw:layer="layout" svg:width="0.038cm" svg:height="1.369cm" svg:x="7.641cm" svg:y="7.396cm" svg:viewBox="0 0 39 1370" draw:points="18,0 39,21 39,1352 18,1370 0,1352 0,21">
          <text:p/>
        </draw:polygon>
        <draw:polygon draw:style-name="gr6" draw:text-style-name="P7" draw:layer="layout" svg:width="0.038cm" svg:height="1.192cm" svg:x="7.641cm" svg:y="8.765cm" svg:viewBox="0 0 39 1193" draw:points="18,0 39,21 39,1176 18,1193 0,1176 0,21">
          <text:p/>
        </draw:polygon>
        <draw:polygon draw:style-name="gr6" draw:text-style-name="P7" draw:layer="layout" svg:width="0.038cm" svg:height="0.819cm" svg:x="7.641cm" svg:y="9.957cm" svg:viewBox="0 0 39 820" draw:points="18,0 39,22 39,802 18,820 0,802 0,22">
          <text:p/>
        </draw:polygon>
        <draw:polygon draw:style-name="gr6" draw:text-style-name="P7" draw:layer="layout" svg:width="0.038cm" svg:height="0.818cm" svg:x="7.641cm" svg:y="10.776cm" svg:viewBox="0 0 39 819" draw:points="18,0 39,21 39,802 18,819 0,802 0,21">
          <text:p/>
        </draw:polygon>
        <draw:polygon draw:style-name="gr6" draw:text-style-name="P7" draw:layer="layout" svg:width="0.038cm" svg:height="0.819cm" svg:x="7.641cm" svg:y="11.594cm" svg:viewBox="0 0 39 820" draw:points="18,0 39,21 39,802 18,820 0,802 0,21">
          <text:p/>
        </draw:polygon>
        <draw:polygon draw:style-name="gr6" draw:text-style-name="P7" draw:layer="layout" svg:width="0.038cm" svg:height="1.189cm" svg:x="7.641cm" svg:y="12.413cm" svg:viewBox="0 0 39 1190" draw:points="18,0 39,21 39,1172 18,1190 0,1172 0,21">
          <text:p/>
        </draw:polygon>
        <draw:polygon draw:style-name="gr6" draw:text-style-name="P7" draw:layer="layout" svg:width="0.038cm" svg:height="1.192cm" svg:x="7.641cm" svg:y="13.602cm" svg:viewBox="0 0 39 1193" draw:points="18,0 39,21 39,1175 18,1193 0,1175 0,21">
          <text:p/>
        </draw:polygon>
        <draw:polygon draw:style-name="gr6" draw:text-style-name="P7" draw:layer="layout" svg:width="0.038cm" svg:height="1.189cm" svg:x="7.641cm" svg:y="14.794cm" svg:viewBox="0 0 39 1190" draw:points="18,0 39,21 39,1172 18,1190 0,1172 0,21">
          <text:p/>
        </draw:polygon>
        <draw:polygon draw:style-name="gr6" draw:text-style-name="P7" draw:layer="layout" svg:width="0.038cm" svg:height="0.818cm" svg:x="7.641cm" svg:y="15.983cm" svg:viewBox="0 0 39 819" draw:points="18,0 39,21 39,802 18,819 0,802 0,21">
          <text:p/>
        </draw:polygon>
        <draw:polygon draw:style-name="gr6" draw:text-style-name="P7" draw:layer="layout" svg:width="0.038cm" svg:height="1.193cm" svg:x="7.641cm" svg:y="16.801cm" svg:viewBox="0 0 39 1194" draw:points="18,0 39,21 39,1176 18,1194 0,1176 0,21">
          <text:p/>
        </draw:polygon>
        <draw:polygon draw:style-name="gr6" draw:text-style-name="P7" draw:layer="layout" svg:width="0.038cm" svg:height="0.818cm" svg:x="7.641cm" svg:y="17.994cm" svg:viewBox="0 0 39 819" draw:points="18,0 39,21 39,801 18,819 0,801 0,21">
          <text:p/>
        </draw:polygon>
        <draw:polygon draw:style-name="gr6" draw:text-style-name="P7" draw:layer="layout" svg:width="0.038cm" svg:height="0.819cm" svg:x="7.641cm" svg:y="18.812cm" svg:viewBox="0 0 39 820" draw:points="18,0 39,21 39,802 18,820 0,802 0,21">
          <text:p/>
        </draw:polygon>
        <draw:polygon draw:style-name="gr6" draw:text-style-name="P7" draw:layer="layout" svg:width="0.038cm" svg:height="0.818cm" svg:x="7.641cm" svg:y="19.631cm" svg:viewBox="0 0 39 819" draw:points="18,0 39,21 39,801 18,819 0,801 0,21">
          <text:p/>
        </draw:polygon>
        <draw:polygon draw:style-name="gr6" draw:text-style-name="P7" draw:layer="layout" svg:width="0.038cm" svg:height="1.189cm" svg:x="7.641cm" svg:y="20.449cm" svg:viewBox="0 0 39 1190" draw:points="18,0 39,21 39,1172 18,1190 0,1172 0,21">
          <text:p/>
        </draw:polygon>
        <draw:polygon draw:style-name="gr6" draw:text-style-name="P7" draw:layer="layout" svg:width="0.039cm" svg:height="1.407cm" svg:x="19.54cm" svg:y="7.379cm" svg:viewBox="0 0 40 1408" draw:points="19,17 40,0 40,1408 19,1387 0,1369 0,38">
          <text:p/>
        </draw:polygon>
        <draw:polygon draw:style-name="gr6" draw:text-style-name="P7" draw:layer="layout" svg:width="0.039cm" svg:height="1.232cm" svg:x="19.54cm" svg:y="8.747cm" svg:viewBox="0 0 40 1233" draw:points="19,18 40,0 40,1233 19,1211 0,1194 0,39">
          <text:p/>
        </draw:polygon>
        <draw:polygon draw:style-name="gr6" draw:text-style-name="P7" draw:layer="layout" svg:width="0.039cm" svg:height="0.857cm" svg:x="19.54cm" svg:y="9.94cm" svg:viewBox="0 0 40 858" draw:points="19,17 40,0 40,858 19,837 0,819 0,39">
          <text:p/>
        </draw:polygon>
        <draw:polygon draw:style-name="gr6" draw:text-style-name="P7" draw:layer="layout" svg:width="0.039cm" svg:height="0.857cm" svg:x="19.54cm" svg:y="10.758cm" svg:viewBox="0 0 40 858" draw:points="19,18 40,0 40,858 19,837 0,820 0,39">
          <text:p/>
        </draw:polygon>
        <draw:polygon draw:style-name="gr6" draw:text-style-name="P7" draw:layer="layout" svg:width="0.039cm" svg:height="0.857cm" svg:x="19.54cm" svg:y="11.577cm" svg:viewBox="0 0 40 858" draw:points="19,17 40,0 40,858 19,836 0,818 0,38">
          <text:p/>
        </draw:polygon>
        <draw:polygon draw:style-name="gr6" draw:text-style-name="P7" draw:layer="layout" svg:width="0.039cm" svg:height="1.228cm" svg:x="19.54cm" svg:y="12.395cm" svg:viewBox="0 0 40 1229" draw:points="19,18 40,0 40,1229 19,1208 0,1190 0,39">
          <text:p/>
        </draw:polygon>
        <draw:polygon draw:style-name="gr6" draw:text-style-name="P7" draw:layer="layout" svg:width="0.039cm" svg:height="1.231cm" svg:x="19.54cm" svg:y="13.584cm" svg:viewBox="0 0 40 1232" draw:points="19,18 40,0 40,1232 19,1211 0,1193 0,39">
          <text:p/>
        </draw:polygon>
        <draw:polygon draw:style-name="gr6" draw:text-style-name="P7" draw:layer="layout" svg:width="0.039cm" svg:height="1.228cm" svg:x="19.54cm" svg:y="14.776cm" svg:viewBox="0 0 40 1229" draw:points="19,18 40,0 40,1229 19,1208 0,1190 0,39">
          <text:p/>
        </draw:polygon>
        <draw:polygon draw:style-name="gr6" draw:text-style-name="P7" draw:layer="layout" svg:width="0.039cm" svg:height="0.857cm" svg:x="19.54cm" svg:y="15.965cm" svg:viewBox="0 0 40 858" draw:points="19,18 40,0 40,858 19,837 0,820 0,39">
          <text:p/>
        </draw:polygon>
        <draw:polygon draw:style-name="gr6" draw:text-style-name="P7" draw:layer="layout" svg:width="0.039cm" svg:height="1.231cm" svg:x="19.54cm" svg:y="16.784cm" svg:viewBox="0 0 40 1232" draw:points="19,17 40,0 40,1232 19,1211 0,1193 0,38">
          <text:p/>
        </draw:polygon>
        <draw:polygon draw:style-name="gr6" draw:text-style-name="P7" draw:layer="layout" svg:width="0.039cm" svg:height="0.857cm" svg:x="19.54cm" svg:y="17.976cm" svg:viewBox="0 0 40 858" draw:points="19,18 40,0 40,858 19,837 0,819 0,39">
          <text:p/>
        </draw:polygon>
        <draw:polygon draw:style-name="gr6" draw:text-style-name="P7" draw:layer="layout" svg:width="0.039cm" svg:height="0.858cm" svg:x="19.54cm" svg:y="18.794cm" svg:viewBox="0 0 40 859" draw:points="19,18 40,0 40,859 19,838 0,820 0,39">
          <text:p/>
        </draw:polygon>
        <draw:polygon draw:style-name="gr6" draw:text-style-name="P7" draw:layer="layout" svg:width="0.039cm" svg:height="0.857cm" svg:x="19.54cm" svg:y="19.613cm" svg:viewBox="0 0 40 858" draw:points="19,18 40,0 40,858 19,837 0,819 0,39">
          <text:p/>
        </draw:polygon>
        <draw:polygon draw:style-name="gr6" draw:text-style-name="P7" draw:layer="layout" svg:width="0.039cm" svg:height="1.228cm" svg:x="19.54cm" svg:y="20.431cm" svg:viewBox="0 0 40 1229" draw:points="19,18 40,0 40,1229 19,1208 0,1190 0,39">
          <text:p/>
        </draw:polygon>
        <draw:frame draw:style-name="gr5" draw:text-style-name="P6" draw:layer="layout" svg:width="8.676cm" svg:height="0.395cm" svg:x="2.004cm" svg:y="5.116cm">
          <draw:text-box>
            <text:p text:style-name="P1"><text:span text:style-name="T6">will incur a 5% penalty on the grade for this assignment.</text:span></text:p>
          </draw:text-box>
        </draw:frame>
        <draw:frame draw:style-name="gr3" draw:text-style-name="P4" draw:layer="layout" svg:width="2.013cm" svg:height="0.433cm" svg:x="2.424cm" svg:y="7.857cm">
          <draw:text-box>
            <text:p text:style-name="P1"><text:span text:style-name="T3">Completed</text:span></text:p>
          </draw:text-box>
        </draw:frame>
        <draw:frame draw:style-name="gr3" draw:text-style-name="P4" draw:layer="layout" svg:width="0.76cm" svg:height="0.433cm" svg:x="5.93cm" svg:y="7.592cm">
          <draw:text-box>
            <text:p text:style-name="P1"><text:span text:style-name="T3">Not </text:span></text:p>
          </draw:text-box>
        </draw:frame>
        <draw:frame draw:style-name="gr3" draw:text-style-name="P4" draw:layer="layout" svg:width="2.013cm" svg:height="0.433cm" svg:x="5.249cm" svg:y="8.125cm">
          <draw:text-box>
            <text:p text:style-name="P1"><text:span text:style-name="T3">Completed</text:span></text:p>
          </draw:text-box>
        </draw:frame>
        <draw:frame draw:style-name="gr7" draw:text-style-name="P8" draw:layer="layout" svg:width="3.914cm" svg:height="0.628cm" svg:x="11.652cm" svg:y="7.757cm">
          <draw:text-box>
            <text:p text:style-name="P1"><text:span text:style-name="T7">Pacman Portal</text:span></text:p>
          </draw:text-box>
        </draw:frame>
        <draw:frame draw:style-name="gr3" draw:text-style-name="P4" draw:layer="layout" svg:width="0.629cm" svg:height="0.53cm" svg:x="3.429cm" svg:y="9.081cm">
          <draw:text-box>
            <text:p text:style-name="P1"><text:span text:style-name="T8">Yes</text:span></text:p>
          </draw:text-box>
        </draw:frame>
        <draw:frame draw:style-name="gr3" draw:text-style-name="P4" draw:layer="layout" svg:width="0.387cm" svg:height="0.53cm" svg:x="6.29cm" svg:y="9.081cm">
          <draw:text-box>
            <text:p text:style-name="P1"><text:span text:style-name="T8"></text:span></text:p>
          </draw:text-box>
        </draw:frame>
        <draw:frame draw:style-name="gr8" draw:text-style-name="P9" draw:layer="layout" svg:width="11.385cm" svg:height="0.357cm" svg:x="7.839cm" svg:y="8.961cm">
          <draw:text-box>
            <text:p text:style-name="P1"><text:span text:style-name="T9">Made a startup screen with the name of the game, animations of the ghosts and </text:span></text:p>
          </draw:text-box>
        </draw:frame>
        <draw:frame draw:style-name="gr8" draw:text-style-name="P9" draw:layer="layout" svg:width="5.103cm" svg:height="0.357cm" svg:x="7.839cm" svg:y="9.399cm">
          <draw:text-box>
            <text:p text:style-name="P1"><text:span text:style-name="T9">Pacman, and introduces the ghosts.</text:span></text:p>
          </draw:text-box>
        </draw:frame>
        <draw:frame draw:style-name="gr3" draw:text-style-name="P4" draw:layer="layout" svg:width="0.629cm" svg:height="0.53cm" svg:x="3.429cm" svg:y="10.086cm">
          <draw:text-box>
            <text:p text:style-name="P1"><text:span text:style-name="T8">Yes</text:span></text:p>
          </draw:text-box>
        </draw:frame>
        <draw:frame draw:style-name="gr3" draw:text-style-name="P4" draw:layer="layout" svg:width="0.387cm" svg:height="0.53cm" svg:x="6.29cm" svg:y="10.086cm">
          <draw:text-box>
            <text:p text:style-name="P1"><text:span text:style-name="T8"></text:span></text:p>
          </draw:text-box>
        </draw:frame>
        <draw:frame draw:style-name="gr8" draw:text-style-name="P9" draw:layer="layout" svg:width="9.853cm" svg:height="0.357cm" svg:x="7.839cm" svg:y="10.182cm">
          <draw:text-box>
            <text:p text:style-name="P1"><text:span text:style-name="T9">Implemented the startup page menu for Start game and high scores. <text:s/></text:span></text:p>
          </draw:text-box>
        </draw:frame>
        <draw:frame draw:style-name="gr3" draw:text-style-name="P4" draw:layer="layout" svg:width="0.629cm" svg:height="0.53cm" svg:x="3.429cm" svg:y="10.905cm">
          <draw:text-box>
            <text:p text:style-name="P1"><text:span text:style-name="T8">Yes</text:span></text:p>
          </draw:text-box>
        </draw:frame>
        <draw:frame draw:style-name="gr3" draw:text-style-name="P4" draw:layer="layout" svg:width="0.387cm" svg:height="0.53cm" svg:x="6.29cm" svg:y="10.905cm">
          <draw:text-box>
            <text:p text:style-name="P1"><text:span text:style-name="T8"></text:span></text:p>
          </draw:text-box>
        </draw:frame>
        <draw:frame draw:style-name="gr8" draw:text-style-name="P9" draw:layer="layout" svg:width="11.148cm" svg:height="0.357cm" svg:x="7.839cm" svg:y="11.001cm">
          <draw:text-box>
            <text:p text:style-name="P1"><text:span text:style-name="T9">Implemented the maze, as laid out in the image above or in the Pacman game.</text:span></text:p>
          </draw:text-box>
        </draw:frame>
        <draw:frame draw:style-name="gr9" draw:text-style-name="P10" draw:layer="layout" svg:width="0.629cm" svg:height="0.53cm" svg:x="3.429cm" svg:y="11.723cm">
          <draw:text-box>
            <text:p text:style-name="P1"><text:span text:style-name="T8">Yes</text:span></text:p>
          </draw:text-box>
        </draw:frame>
        <draw:frame draw:style-name="gr3" draw:text-style-name="P4" draw:layer="layout" svg:width="0.387cm" svg:height="0.53cm" svg:x="6.29cm" svg:y="11.723cm">
          <draw:text-box>
            <text:p text:style-name="P1"><text:span text:style-name="T8"></text:span></text:p>
          </draw:text-box>
        </draw:frame>
        <draw:line draw:style-name="gr10" draw:text-style-name="P11" draw:layer="layout" svg:x1="13.133cm" svg:y1="12.134cm" svg:x2="14.209cm" svg:y2="12.134cm">
          <text:p/>
        </draw:line>
        <draw:frame draw:style-name="gr8" draw:text-style-name="P9" draw:layer="layout" svg:width="10.137cm" svg:height="0.357cm" svg:x="7.839cm" svg:y="11.819cm">
          <draw:text-box>
            <text:p text:style-name="P1"><text:span text:style-name="T10">Allow Pacman to create temporary Portals in the walls of the maze.</text:span></text:p>
          </draw:text-box>
        </draw:frame>
        <draw:frame draw:style-name="gr3" draw:text-style-name="P4" draw:layer="layout" svg:width="0.629cm" svg:height="0.53cm" svg:x="3.429cm" svg:y="12.725cm">
          <draw:text-box>
            <text:p text:style-name="P1"><text:span text:style-name="T8">Yes</text:span></text:p>
          </draw:text-box>
        </draw:frame>
        <draw:frame draw:style-name="gr3" draw:text-style-name="P4" draw:layer="layout" svg:width="0.387cm" svg:height="0.53cm" svg:x="6.29cm" svg:y="12.725cm">
          <draw:text-box>
            <text:p text:style-name="P1"><text:span text:style-name="T8"></text:span></text:p>
          </draw:text-box>
        </draw:frame>
        <draw:frame draw:style-name="gr8" draw:text-style-name="P9" draw:layer="layout" svg:width="11.127cm" svg:height="0.357cm" svg:x="7.839cm" svg:y="12.606cm">
          <draw:text-box>
            <text:p text:style-name="P1"><text:span text:style-name="T9">Implemented four types of enemy ghosts, Blinky, Pinky, Inkey, and Clyde, that </text:span></text:p>
          </draw:text-box>
        </draw:frame>
        <draw:frame draw:style-name="gr8" draw:text-style-name="P9" draw:layer="layout" svg:width="10.881cm" svg:height="0.357cm" svg:x="7.839cm" svg:y="13.043cm">
          <draw:text-box>
            <text:p text:style-name="P1"><text:span text:style-name="T11">cooperatively</text:span><text:span text:style-name="T9"> chase Pacman and try to eat him. Also implemented their AIs.</text:span></text:p>
          </draw:text-box>
        </draw:frame>
        <draw:frame draw:style-name="gr3" draw:text-style-name="P4" draw:layer="layout" svg:width="0.629cm" svg:height="0.53cm" svg:x="3.429cm" svg:y="13.918cm">
          <draw:text-box>
            <text:p text:style-name="P1"><text:span text:style-name="T8">Yes</text:span></text:p>
          </draw:text-box>
        </draw:frame>
        <draw:frame draw:style-name="gr3" draw:text-style-name="P4" draw:layer="layout" svg:width="0.387cm" svg:height="0.53cm" svg:x="6.29cm" svg:y="13.918cm">
          <draw:text-box>
            <text:p text:style-name="P1"><text:span text:style-name="T8"></text:span></text:p>
          </draw:text-box>
        </draw:frame>
        <draw:frame draw:style-name="gr8" draw:text-style-name="P9" draw:layer="layout" svg:width="11.661cm" svg:height="0.357cm" svg:x="7.839cm" svg:y="13.798cm">
          <draw:text-box>
            <text:p text:style-name="P1"><text:span text:style-name="T9">Implemented our hero, Pacman, who runs through the maze trying to eat as many </text:span></text:p>
          </draw:text-box>
        </draw:frame>
        <draw:frame draw:style-name="gr8" draw:text-style-name="P9" draw:layer="layout" svg:width="10.729cm" svg:height="0.357cm" svg:x="7.839cm" svg:y="14.236cm">
          <draw:text-box>
            <text:p text:style-name="P1"><text:span text:style-name="T9">points, power pills, and fruits as he can without getting eaten by the ghosts. </text:span></text:p>
          </draw:text-box>
        </draw:frame>
        <draw:frame draw:style-name="gr3" draw:text-style-name="P4" draw:layer="layout" svg:width="0.629cm" svg:height="0.53cm" svg:x="3.429cm" svg:y="15.106cm">
          <draw:text-box>
            <text:p text:style-name="P1"><text:span text:style-name="T8">Yes</text:span></text:p>
          </draw:text-box>
        </draw:frame>
        <draw:frame draw:style-name="gr3" draw:text-style-name="P4" draw:layer="layout" svg:width="0.387cm" svg:height="0.53cm" svg:x="6.29cm" svg:y="15.106cm">
          <draw:text-box>
            <text:p text:style-name="P1"><text:span text:style-name="T8"></text:span></text:p>
          </draw:text-box>
        </draw:frame>
        <draw:frame draw:style-name="gr8" draw:text-style-name="P9" draw:layer="layout" svg:width="11.39cm" svg:height="0.357cm" svg:x="7.839cm" svg:y="14.987cm">
          <draw:text-box>
            <text:p text:style-name="P1"><text:span text:style-name="T9">Created the images of the ghosts, Pacman, Maze, ghost point values, fruits with </text:span></text:p>
          </draw:text-box>
        </draw:frame>
        <draw:frame draw:style-name="gr8" draw:text-style-name="P9" draw:layer="layout" svg:width="9.603cm" svg:height="0.357cm" svg:x="7.839cm" svg:y="15.424cm">
          <draw:text-box>
            <text:p text:style-name="P1"><text:span text:style-name="T9">an Image editor, such as Inkscape or Gimp, and implemented them.</text:span></text:p>
          </draw:text-box>
        </draw:frame>
        <draw:frame draw:style-name="gr3" draw:text-style-name="P4" draw:layer="layout" svg:width="0.629cm" svg:height="0.53cm" svg:x="3.429cm" svg:y="16.112cm">
          <draw:text-box>
            <text:p text:style-name="P1"><text:span text:style-name="T8">Yes</text:span></text:p>
          </draw:text-box>
        </draw:frame>
        <draw:frame draw:style-name="gr3" draw:text-style-name="P4" draw:layer="layout" svg:width="0.387cm" svg:height="0.53cm" svg:x="6.29cm" svg:y="16.112cm">
          <draw:text-box>
            <text:p text:style-name="P1"><text:span text:style-name="T8"></text:span></text:p>
          </draw:text-box>
        </draw:frame>
        <draw:frame draw:style-name="gr8" draw:text-style-name="P9" draw:layer="layout" svg:width="9.959cm" svg:height="0.357cm" svg:x="7.839cm" svg:y="16.211cm">
          <draw:text-box>
            <text:p text:style-name="P1"><text:span text:style-name="T9">Created the animations using an image editor, and implemented them.</text:span></text:p>
          </draw:text-box>
        </draw:frame>
        <draw:frame draw:style-name="gr3" draw:text-style-name="P4" draw:layer="layout" svg:width="0.387cm" svg:height="0.53cm" svg:x="3.429cm" svg:y="17.117cm">
          <draw:text-box>
            <text:p text:style-name="P1"><text:span text:style-name="T8"></text:span></text:p>
          </draw:text-box>
        </draw:frame>
        <draw:frame draw:style-name="gr3" draw:text-style-name="P4" draw:layer="layout" svg:width="0.535cm" svg:height="0.53cm" svg:x="6.29cm" svg:y="17.117cm">
          <draw:text-box>
            <text:p text:style-name="P1"><text:span text:style-name="T8">No</text:span></text:p>
          </draw:text-box>
        </draw:frame>
        <draw:frame draw:style-name="gr8" draw:text-style-name="P9" draw:layer="layout" svg:width="10.01cm" svg:height="0.357cm" svg:x="7.839cm" svg:y="16.998cm">
          <draw:text-box>
            <text:p text:style-name="P1"><text:span text:style-name="T9">Implemented multiple levels, of increasing difficulty, once Pacman has </text:span></text:p>
          </draw:text-box>
        </draw:frame>
        <draw:frame draw:style-name="gr8" draw:text-style-name="P9" draw:layer="layout" svg:width="8.6cm" svg:height="0.357cm" svg:x="7.839cm" svg:y="17.435cm">
          <draw:text-box>
            <text:p text:style-name="P1"><text:span text:style-name="T9">successfully eaten all power points and power pills in a level.</text:span></text:p>
          </draw:text-box>
        </draw:frame>
        <draw:frame draw:style-name="gr3" draw:text-style-name="P4" draw:layer="layout" svg:width="0.387cm" svg:height="0.53cm" svg:x="3.429cm" svg:y="18.123cm">
          <draw:text-box>
            <text:p text:style-name="P1"><text:span text:style-name="T8"></text:span></text:p>
          </draw:text-box>
        </draw:frame>
        <draw:frame draw:style-name="gr3" draw:text-style-name="P4" draw:layer="layout" svg:width="0.535cm" svg:height="0.53cm" svg:x="6.29cm" svg:y="18.123cm">
          <draw:text-box>
            <text:p text:style-name="P1"><text:span text:style-name="T8">No</text:span></text:p>
          </draw:text-box>
        </draw:frame>
        <draw:frame draw:style-name="gr8" draw:text-style-name="P9" draw:layer="layout" svg:width="11.009cm" svg:height="0.357cm" svg:x="7.839cm" svg:y="18.218cm">
          <draw:text-box>
            <text:p text:style-name="P1"><text:span text:style-name="T9">Used Audacity to record the music and game sounds, and implemented them.</text:span></text:p>
          </draw:text-box>
        </draw:frame>
        <draw:frame draw:style-name="gr3" draw:text-style-name="P4" draw:layer="layout" svg:width="0.387cm" svg:height="0.53cm" svg:x="3.429cm" svg:y="18.941cm">
          <draw:text-box>
            <text:p text:style-name="P1"><text:span text:style-name="T8"></text:span></text:p>
          </draw:text-box>
        </draw:frame>
        <draw:frame draw:style-name="gr3" draw:text-style-name="P4" draw:layer="layout" svg:width="0.535cm" svg:height="0.53cm" svg:x="6.29cm" svg:y="18.941cm">
          <draw:text-box>
            <text:p text:style-name="P1"><text:span text:style-name="T8">No</text:span></text:p>
          </draw:text-box>
        </draw:frame>
        <draw:frame draw:style-name="gr8" draw:text-style-name="P9" draw:layer="layout" svg:width="8.342cm" svg:height="0.357cm" svg:x="7.839cm" svg:y="19cm">
          <draw:text-box>
            <text:p text:style-name="P1"><text:span text:style-name="T9">Implemented the A* algorithm for ghosts to chase Pacman.</text:span></text:p>
          </draw:text-box>
        </draw:frame>
        <draw:frame draw:style-name="gr3" draw:text-style-name="P4" draw:layer="layout" svg:width="0.387cm" svg:height="0.53cm" svg:x="3.429cm" svg:y="19.76cm">
          <draw:text-box>
            <text:p text:style-name="P1"><text:span text:style-name="T8"></text:span></text:p>
          </draw:text-box>
        </draw:frame>
        <draw:frame draw:style-name="gr3" draw:text-style-name="P4" draw:layer="layout" svg:width="0.535cm" svg:height="0.53cm" svg:x="6.29cm" svg:y="19.76cm">
          <draw:text-box>
            <text:p text:style-name="P1"><text:span text:style-name="T8">No</text:span></text:p>
          </draw:text-box>
        </draw:frame>
        <draw:frame draw:style-name="gr8" draw:text-style-name="P9" draw:layer="layout" svg:width="7.427cm" svg:height="0.357cm" svg:x="7.839cm" svg:y="19.819cm">
          <draw:text-box>
            <text:p text:style-name="P1"><text:span text:style-name="T9">Implemented variations on A* for each type of ghost.</text:span></text:p>
          </draw:text-box>
        </draw:frame>
        <draw:frame draw:style-name="gr3" draw:text-style-name="P4" draw:layer="layout" svg:width="0.629cm" svg:height="0.53cm" svg:x="3.429cm" svg:y="20.761cm">
          <draw:text-box>
            <text:p text:style-name="P1"><text:span text:style-name="T8">Yes</text:span></text:p>
          </draw:text-box>
        </draw:frame>
        <draw:frame draw:style-name="gr3" draw:text-style-name="P4" draw:layer="layout" svg:width="0.387cm" svg:height="0.53cm" svg:x="6.29cm" svg:y="20.761cm">
          <draw:text-box>
            <text:p text:style-name="P1"><text:span text:style-name="T8"></text:span></text:p>
          </draw:text-box>
        </draw:frame>
        <draw:frame draw:style-name="gr8" draw:text-style-name="P9" draw:layer="layout" svg:width="9.777cm" svg:height="0.357cm" svg:x="7.839cm" svg:y="20.605cm">
          <draw:text-box>
            <text:p text:style-name="P1"><text:span text:style-name="T9">Project directory has been compressed, and submitted to Canvas by </text:span></text:p>
          </draw:text-box>
        </draw:frame>
        <draw:frame draw:style-name="gr8" draw:text-style-name="P9" draw:layer="layout" svg:width="3.02cm" svg:height="0.357cm" svg:x="7.839cm" svg:y="21.043cm">
          <draw:text-box>
            <text:p text:style-name="P1"><text:span text:style-name="T9">EACH team member.</text:span></text:p>
          </draw:text-box>
        </draw:frame>
        <draw:frame draw:style-name="gr3" draw:text-style-name="P4" draw:layer="layout" svg:width="5.823cm" svg:height="0.433cm" svg:x="2.004cm" svg:y="22.487cm">
          <draw:text-box>
            <text:p text:style-name="P1"><text:span text:style-name="T3">Comments on your submission</text:span></text:p>
          </draw:text-box>
        </draw:frame>
        <draw:line draw:style-name="gr11" draw:text-style-name="P11" draw:layer="layout" svg:x1="2cm" svg:y1="23.698cm" svg:x2="19.586cm" svg:y2="23.698cm">
          <text:p/>
        </draw:line>
        <draw:line draw:style-name="gr11" draw:text-style-name="P11" draw:layer="layout" svg:x1="2cm" svg:y1="24.689cm" svg:x2="19.586cm" svg:y2="24.689cm">
          <text:p/>
        </draw:line>
        <draw:line draw:style-name="gr12" draw:text-style-name="P11" draw:layer="layout" svg:x1="2cm" svg:y1="25.395cm" svg:x2="19.586cm" svg:y2="25.395cm">
          <text:p/>
        </draw:line>
        <draw:frame draw:style-name="gr3" draw:text-style-name="P4" draw:layer="layout" svg:width="6.543cm" svg:height="0.433cm" svg:x="2.057cm" svg:y="25.446cm">
          <draw:text-box>
            <text:p text:style-name="P1"><text:span text:style-name="T5">CPSC 386 – project two – page 4 of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  <style:master-page style:name="master-page39" style:page-layout-name="PM0" draw:style-name="Mdp1"/>
    <style:master-page style:name="master-page4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24T00:51:41.770281486</dc:date>
    <meta:editing-duration>PT2M12S</meta:editing-duration>
    <meta:editing-cycles>1</meta:editing-cycles>
    <meta:document-statistic meta:object-count="163"/>
    <meta:generator>LibreOffice/7.3.6.2$Linux_X86_64 LibreOffice_project/30$Build-2</meta:generator>
  </office:meta>
</office:document-meta>
</file>